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729in" table:align="left"/>
    </style:style>
    <style:style style:name="Table1.A" style:family="table-column">
      <style:table-column-properties style:column-width="1.2132in"/>
    </style:style>
    <style:style style:name="Table1.B" style:family="table-column">
      <style:table-column-properties style:column-width="2.325in"/>
    </style:style>
    <style:style style:name="Table1.C" style:family="table-column">
      <style:table-column-properties style:column-width="2.034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uper! Hier ist der <text:span text:style-name="Strong_20_Emphasis">aktualisierte Lernzettel zu </text:span><text:span text:style-name="Strong_20_Emphasis"><text:span text:style-name="Source_20_Text">concurrent.futures</text:span></text:span>, jetzt mit:</text:p>
      <text:list text:style-name="L1">
        <text:list-item>
          <text:p text:style-name="P2"><text:span text:style-name="Strong_20_Emphasis">einfachen, kommentierten Codebeispielen zu jedem Punkt</text:span></text:p>
        </text:list-item>
        <text:list-item>
          <text:p text:style-name="P2"><text:span text:style-name="Strong_20_Emphasis">Dummy-Beispielen</text:span> (keine Mail- oder Bash-Beispiele, nur verständliche Testfunktionen)</text:p>
        </text:list-item>
        <text:list-item>
          <text:p text:style-name="P2">einem <text:span text:style-name="Strong_20_Emphasis">Extra-Abschnitt</text:span>, wie du Prozesse sauber beendest oder einzeln steuerst</text:p>
        </text:list-item>
      </text:list>
      <text:p text:style-name="Horizontal_20_Line"/>
      <text:h text:style-name="Heading_20_1" text:outline-level="1">🧠 Lernzettel: <text:span text:style-name="Source_20_Text">concurrent.futures</text:span> in Python</text:h>
      <text:h text:style-name="Heading_20_2" text:outline-level="2">Ziel: Paralleles und schnelles Ausführen mehrerer Aufgaben</text:h>
      <text:p text:style-name="Quotations">Jetzt mit ausführlichen Beispielen für Anfänger</text:p>
      <text:p text:style-name="Horizontal_20_Line"/>
      <text:h text:style-name="Heading_20_2" text:outline-level="2">🟨 Was ist parallele Programmierung?</text:h>
      <text:p text:style-name="Text_20_body">Statt Aufgaben nacheinander auszuführen, willst du mehrere Dinge gleichzeitig starten.<text:line-break/>z. B.: Während etwas 5 Sekunden rechnet, soll das Programm weiterlaufen.</text:p>
      <text:p text:style-name="Text_20_body">🔹 <text:span text:style-name="Strong_20_Emphasis">Beispiel:</text:span></text:p>
      <text:p text:style-name="Preformatted_20_Text"><text:span text:style-name="Source_20_Text"># Beispiel: normale Ausführung, linear (nicht parallel)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aufgabe():</text:span></text:p>
      <text:p text:style-name="Preformatted_20_Text"><text:span text:style-name="Source_20_Text"><text:s text:c="4"/>print("Starte Aufgabe...")</text:span></text:p>
      <text:p text:style-name="Preformatted_20_Text"><text:span text:style-name="Source_20_Text"><text:s text:c="4"/>time.sleep(3) <text:s/># Tut so, als ob hier etwas 3 Sekunden dauert</text:span></text:p>
      <text:p text:style-name="Preformatted_20_Text"><text:span text:style-name="Source_20_Text"><text:s text:c="4"/>print("Aufgabe fertig.")</text:span></text:p>
      <text:p text:style-name="Preformatted_20_Text"/>
      <text:p text:style-name="Preformatted_20_Text"><text:span text:style-name="Source_20_Text">aufgabe()</text:span></text:p>
      <text:p text:style-name="P1"><text:span text:style-name="Source_20_Text">print("Danach weiter...") <text:s/># Diese Zeile wird erst nach 3 Sekunden ausgeführt</text:span></text:p>
      <text:p text:style-name="Text_20_body">➡️ Lösung: Mit paralleler Programmierung kannst du während der 3 Sekunden andere Dinge tun.</text:p>
      <text:p text:style-name="Horizontal_20_Line"/>
      <text:h text:style-name="Heading_20_2" text:outline-level="2">🧵 Unterschied: Thread vs. Prozes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Begriff</text:p>
            </table:table-cell>
            <table:table-cell table:style-name="Table1.A1" office:value-type="string">
              <text:p text:style-name="Table_20_Heading">Thread</text:p>
            </table:table-cell>
            <table:table-cell table:style-name="Table1.A1" office:value-type="string">
              <text:p text:style-name="Table_20_Heading">Prozess</text:p>
            </table:table-cell>
          </table:table-row>
        </table:table-header-rows>
        <table:table-row>
          <table:table-cell table:style-name="Table1.A1" office:value-type="string">
            <text:p text:style-name="Table_20_Contents">Speicher</text:p>
          </table:table-cell>
          <table:table-cell table:style-name="Table1.A1" office:value-type="string">
            <text:p text:style-name="Table_20_Contents">Teilt Speicher mit Hauptprozess</text:p>
          </table:table-cell>
          <table:table-cell table:style-name="Table1.A1" office:value-type="string">
            <text:p text:style-name="Table_20_Contents">Eigenen Speicher</text:p>
          </table:table-cell>
        </table:table-row>
        <table:table-row>
          <table:table-cell table:style-name="Table1.A1" office:value-type="string">
            <text:p text:style-name="Table_20_Contents">Geschwindigkeit</text:p>
          </table:table-cell>
          <table:table-cell table:style-name="Table1.A1" office:value-type="string">
            <text:p text:style-name="Table_20_Contents">Schneller zu starten</text:p>
          </table:table-cell>
          <table:table-cell table:style-name="Table1.A1" office:value-type="string">
            <text:p text:style-name="Table_20_Contents">Langsamer, aber unabhängig</text:p>
          </table:table-cell>
        </table:table-row>
        <table:table-row>
          <table:table-cell table:style-name="Table1.A1" office:value-type="string">
            <text:p text:style-name="Table_20_Contents">Einsatz</text:p>
          </table:table-cell>
          <table:table-cell table:style-name="Table1.A1" office:value-type="string">
            <text:p text:style-name="Table_20_Contents">Warten auf Dinge (E-Mails, Web)</text:p>
          </table:table-cell>
          <table:table-cell table:style-name="Table1.A1" office:value-type="string">
            <text:p text:style-name="Table_20_Contents">Viel Rechnen (z. B. Mathe)</text:p>
          </table:table-cell>
        </table:table-row>
      </table:table>
      <text:p text:style-name="Text_20_body">🔹 <text:span text:style-name="Strong_20_Emphasis">Beispiel: Unterschied zeigen</text:span></text:p>
      <text:p text:style-name="Preformatted_20_Text"><text:span text:style-name="Source_20_Text">from concurrent.futures import ThreadPoolExecutor, ProcessPoolExecutor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rechen_aufgabe(x):</text:span></text:p>
      <text:p text:style-name="Preformatted_20_Text"><text:span text:style-name="Source_20_Text"><text:s text:c="4"/>time.sleep(2)</text:span></text:p>
      <text:p text:style-name="Preformatted_20_Text"><text:soft-page-break/><text:span text:style-name="Source_20_Text"><text:s text:c="4"/>return x * x</text:span></text:p>
      <text:p text:style-name="Preformatted_20_Text"/>
      <text:p text:style-name="Preformatted_20_Text"><text:span text:style-name="Source_20_Text"># Mit Threads (gut bei Warten)</text:span></text:p>
      <text:p text:style-name="Preformatted_20_Text"><text:span text:style-name="Source_20_Text">with ThreadPoolExecutor() as executor:</text:span></text:p>
      <text:p text:style-name="Preformatted_20_Text"><text:span text:style-name="Source_20_Text"><text:s text:c="4"/>zukunft = executor.submit(rechen_aufgabe, 5)</text:span></text:p>
      <text:p text:style-name="Preformatted_20_Text"><text:span text:style-name="Source_20_Text"><text:s text:c="4"/>print("Warte auf Ergebnis...")</text:span></text:p>
      <text:p text:style-name="Preformatted_20_Text"><text:span text:style-name="Source_20_Text"><text:s text:c="4"/>print(zukunft.result())</text:span></text:p>
      <text:p text:style-name="Preformatted_20_Text"/>
      <text:p text:style-name="Preformatted_20_Text"><text:span text:style-name="Source_20_Text"># Mit Prozessen (gut bei CPU-Last)</text:span></text:p>
      <text:p text:style-name="Preformatted_20_Text"><text:span text:style-name="Source_20_Text">with ProcessPoolExecutor() as executor:</text:span></text:p>
      <text:p text:style-name="Preformatted_20_Text"><text:span text:style-name="Source_20_Text"><text:s text:c="4"/>zukunft = executor.submit(rechen_aufgabe, 5)</text:span></text:p>
      <text:p text:style-name="Preformatted_20_Text"><text:span text:style-name="Source_20_Text"><text:s text:c="4"/>print("Warte auf Ergebnis (Prozess)...")</text:span></text:p>
      <text:p text:style-name="P1"><text:span text:style-name="Source_20_Text"><text:s text:c="4"/>print(zukunft.result())</text:span></text:p>
      <text:p text:style-name="Horizontal_20_Line"/>
      <text:h text:style-name="Heading_20_2" text:outline-level="2">📦 Was ist <text:span text:style-name="Source_20_Text">concurrent.futures</text:span>?</text:h>
      <text:p text:style-name="Text_20_body">Das Modul gibt dir eine einfache Art, Aufgaben <text:span text:style-name="Strong_20_Emphasis">parallel</text:span> zu starten – ohne viel Technik drumherum.</text:p>
      <text:p text:style-name="Text_20_body">🔹 <text:span text:style-name="Strong_20_Emphasis">Beispiel: einfache Nutzung</text:span></text:p>
      <text:p text:style-name="Preformatted_20_Text"><text:span text:style-name="Source_20_Text">from concurrent.futures import ThreadPoolExecutor</text:span></text:p>
      <text:p text:style-name="Preformatted_20_Text"/>
      <text:p text:style-name="Preformatted_20_Text"><text:span text:style-name="Source_20_Text">def dummy():</text:span></text:p>
      <text:p text:style-name="Preformatted_20_Text"><text:span text:style-name="Source_20_Text"><text:s text:c="4"/>print("Ich laufe jetzt im Hintergrund!")</text:span></text:p>
      <text:p text:style-name="Preformatted_20_Text"/>
      <text:p text:style-name="Preformatted_20_Text"><text:span text:style-name="Source_20_Text">with ThreadPoolExecutor() as executor:</text:span></text:p>
      <text:p text:style-name="P1"><text:span text:style-name="Source_20_Text"><text:s text:c="4"/>executor.submit(dummy) <text:s/># Startet dummy() im Hintergrund</text:span></text:p>
      <text:p text:style-name="Horizontal_20_Line"/>
      <text:h text:style-name="Heading_20_2" text:outline-level="2">🔧 Die 3 wichtigsten Funktionen</text:h>
      <text:p text:style-name="Horizontal_20_Line"/>
      <text:h text:style-name="Heading_20_3" text:outline-level="3"><text:span text:style-name="Source_20_Text">submit()</text:span> – einzelne Aufgaben starten</text:h>
      <text:p text:style-name="Preformatted_20_Text"><text:span text:style-name="Source_20_Text">from concurrent.futures import ThreadPoolExecutor</text:span></text:p>
      <text:p text:style-name="Preformatted_20_Text"/>
      <text:p text:style-name="Preformatted_20_Text"><text:span text:style-name="Source_20_Text">def warte_funktion(name):</text:span></text:p>
      <text:p text:style-name="Preformatted_20_Text"><text:span text:style-name="Source_20_Text"><text:s text:c="4"/>print(f"{name} gestartet.")</text:span></text:p>
      <text:p text:style-name="Preformatted_20_Text"><text:span text:style-name="Source_20_Text"><text:s text:c="4"/>return f"{name} ist fertig."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future = executor.submit(warte_funktion, "Test1")</text:span></text:p>
      <text:p text:style-name="Preformatted_20_Text"><text:span text:style-name="Source_20_Text"><text:s text:c="4"/>ergebnis = future.result() <text:s/># .result() wartet, bis die Aufgabe fertig ist</text:span></text:p>
      <text:p text:style-name="P1"><text:span text:style-name="Source_20_Text"><text:s text:c="4"/>print("Ergebnis:", ergebnis)</text:span></text:p>
      <text:p text:style-name="Text_20_body">🟡 Verwende <text:span text:style-name="Source_20_Text">submit()</text:span>, wenn du einzelne Aufgaben mit eigenen Parametern starten willst.</text:p>
      <text:p text:style-name="Horizontal_20_Line"/>
      <text:h text:style-name="Heading_20_3" text:outline-level="3"><text:span text:style-name="Source_20_Text">map()</text:span> – viele Aufgaben gleichzeitig starten</text:h>
      <text:p text:style-name="Preformatted_20_Text"><text:span text:style-name="Source_20_Text">from concurrent.futures import ThreadPoolExecutor</text:span></text:p>
      <text:p text:style-name="Preformatted_20_Text"/>
      <text:p text:style-name="Preformatted_20_Text"><text:span text:style-name="Source_20_Text">def quadrat(x):</text:span></text:p>
      <text:p text:style-name="Preformatted_20_Text"><text:span text:style-name="Source_20_Text"><text:s text:c="4"/>return x * x</text:span></text:p>
      <text:p text:style-name="Preformatted_20_Text"><text:soft-page-break/></text:p>
      <text:p text:style-name="Preformatted_20_Text"><text:span text:style-name="Source_20_Text">werte = [1, 2, 3, 4]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ergebnisse = executor.map(quadrat, werte)</text:span></text:p>
      <text:p text:style-name="Preformatted_20_Text"/>
      <text:p text:style-name="Preformatted_20_Text"><text:span text:style-name="Source_20_Text">for r in ergebnisse:</text:span></text:p>
      <text:p text:style-name="P1"><text:span text:style-name="Source_20_Text"><text:s text:c="4"/>print("Quadrat:", r)</text:span></text:p>
      <text:p text:style-name="Text_20_body">🟡 Verwende <text:span text:style-name="Source_20_Text">map()</text:span>, wenn du <text:span text:style-name="Strong_20_Emphasis">die gleiche Funktion auf viele Werte</text:span> anwenden willst.</text:p>
      <text:p text:style-name="Horizontal_20_Line"/>
      <text:h text:style-name="Heading_20_3" text:outline-level="3"><text:span text:style-name="Source_20_Text">as_completed()</text:span> – Ergebnisse zurückbekommen, sobald fertig</text:h>
      <text:p text:style-name="Preformatted_20_Text"><text:span text:style-name="Source_20_Text">from concurrent.futures import ThreadPoolExecutor, as_completed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verzögert(i):</text:span></text:p>
      <text:p text:style-name="Preformatted_20_Text"><text:span text:style-name="Source_20_Text"><text:s text:c="4"/>time.sleep(i)</text:span></text:p>
      <text:p text:style-name="Preformatted_20_Text"><text:span text:style-name="Source_20_Text"><text:s text:c="4"/>return f"Erledigt nach {i} Sekunden"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futures = [executor.submit(verzögert, i) for i in [3, 1, 2]]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future in as_completed(futures):</text:span></text:p>
      <text:p text:style-name="P1"><text:span text:style-name="Source_20_Text"><text:s text:c="8"/>print(future.result()) <text:s/># Gibt Ergebnisse aus, sobald sie fertig sind</text:span></text:p>
      <text:p text:style-name="Text_20_body">➡️ Hier siehst du: <text:span text:style-name="Strong_20_Emphasis">Die schnellste Aufgabe kommt zuerst zurück</text:span>, egal in welcher Reihenfolge sie gestartet wurde.</text:p>
      <text:p text:style-name="Horizontal_20_Line"/>
      <text:h text:style-name="Heading_20_2" text:outline-level="2">🔁 Nutzung in <text:span text:style-name="Source_20_Text">while True</text:span>-Schleife (wie bei dir)</text:h>
      <text:p text:style-name="Text_20_body">🔹 <text:span text:style-name="Strong_20_Emphasis">Beispiel:</text:span></text:p>
      <text:p text:style-name="Preformatted_20_Text"><text:span text:style-name="Source_20_Text">import time</text:span></text:p>
      <text:p text:style-name="Preformatted_20_Text"><text:span text:style-name="Source_20_Text">from concurrent.futures import ThreadPoolExecutor</text:span></text:p>
      <text:p text:style-name="Preformatted_20_Text"/>
      <text:p text:style-name="Preformatted_20_Text"><text:span text:style-name="Source_20_Text">def verarbeite_irgendwas():</text:span></text:p>
      <text:p text:style-name="Preformatted_20_Text"><text:span text:style-name="Source_20_Text"><text:s text:c="4"/>print("Aufgabe gestartet")</text:span></text:p>
      <text:p text:style-name="Preformatted_20_Text"><text:span text:style-name="Source_20_Text"><text:s text:c="4"/>time.sleep(2)</text:span></text:p>
      <text:p text:style-name="Preformatted_20_Text"><text:span text:style-name="Source_20_Text"><text:s text:c="4"/>print("Aufgabe fertig")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# Beispiel: alle 5 Sekunden Aufgabe starten</text:span></text:p>
      <text:p text:style-name="Preformatted_20_Text"><text:span text:style-name="Source_20_Text"><text:s text:c="8"/>zukunft = executor.submit(verarbeite_irgendwas)</text:span></text:p>
      <text:p text:style-name="Preformatted_20_Text"><text:span text:style-name="Source_20_Text"><text:s text:c="8"/>print("Warte auf nächste Schleife...")</text:span></text:p>
      <text:p text:style-name="P1"><text:span text:style-name="Source_20_Text"><text:s text:c="8"/>time.sleep(5)</text:span></text:p>
      <text:p text:style-name="Text_20_body">➡️ Hier läuft die Funktion parallel, aber die Schleife wartet trotzdem 5 Sekunden, bevor sie erneut startet.</text:p>
      <text:p text:style-name="Horizontal_20_Line"/>
      <text:h text:style-name="Heading_20_2" text:outline-level="2"><text:soft-page-break/>🔍 <text:span text:style-name="Source_20_Text">Future</text:span>-Objekte</text:h>
      <text:p text:style-name="Text_20_body">Ein <text:span text:style-name="Source_20_Text">Future</text:span> ist ein <text:span text:style-name="Strong_20_Emphasis">Platzhalter für ein späteres Ergebnis</text:span>.</text:p>
      <text:p text:style-name="Text_20_body">🔹 <text:span text:style-name="Strong_20_Emphasis">Beispiel:</text:span></text:p>
      <text:p text:style-name="Preformatted_20_Text"><text:span text:style-name="Source_20_Text">from concurrent.futures import ThreadPoolExecutor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hallo():</text:span></text:p>
      <text:p text:style-name="Preformatted_20_Text"><text:span text:style-name="Source_20_Text"><text:s text:c="4"/>time.sleep(1)</text:span></text:p>
      <text:p text:style-name="Preformatted_20_Text"><text:span text:style-name="Source_20_Text"><text:s text:c="4"/>return "Hallo!"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future = executor.submit(hallo)</text:span></text:p>
      <text:p text:style-name="Preformatted_20_Text"><text:span text:style-name="Source_20_Text"><text:s text:c="4"/>print("... Funktion läuft im Hintergrund ...")</text:span></text:p>
      <text:p text:style-name="P1"><text:span text:style-name="Source_20_Text"><text:s text:c="4"/>print(future.result()) <text:s/># Wartet und gibt dann das Ergebnis</text:span></text:p>
      <text:p text:style-name="Horizontal_20_Line"/>
      <text:h text:style-name="Heading_20_2" text:outline-level="2">🚫 Vorsicht bei <text:span text:style-name="Source_20_Text">result()</text:span></text:h>
      <text:p text:style-name="Text_20_body">Wenn du direkt nach <text:span text:style-name="Source_20_Text">submit()</text:span> gleich <text:span text:style-name="Source_20_Text">result()</text:span> aufrufst, <text:span text:style-name="Strong_20_Emphasis">wartest du wieder</text:span>.</text:p>
      <text:p text:style-name="Text_20_body">🔹 <text:span text:style-name="Strong_20_Emphasis">Richtig:</text:span></text:p>
      <text:p text:style-name="Preformatted_20_Text"><text:span text:style-name="Source_20_Text">future = executor.submit(aufgabe)</text:span></text:p>
      <text:p text:style-name="P1"><text:span text:style-name="Source_20_Text"># Keine .result() direkt!</text:span></text:p>
      <text:p text:style-name="Text_20_body">🔹 <text:span text:style-name="Strong_20_Emphasis">Falsch (blockierend):</text:span></text:p>
      <text:p text:style-name="Preformatted_20_Text"><text:span text:style-name="Source_20_Text">future = executor.submit(aufgabe)</text:span></text:p>
      <text:p text:style-name="P1"><text:span text:style-name="Source_20_Text">future.result() <text:s/># Das blockiert → keine echte Parallelität mehr</text:span></text:p>
      <text:p text:style-name="Horizontal_20_Line"/>
      <text:h text:style-name="Heading_20_2" text:outline-level="2">🛠 executor.shutdown() richtig verwenden</text:h>
      <text:p text:style-name="Text_20_body">🔹 <text:span text:style-name="Strong_20_Emphasis">Beispiel:</text:span></text:p>
      <text:p text:style-name="Preformatted_20_Text"><text:span text:style-name="Source_20_Text">from concurrent.futures import ThreadPoolExecutor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aufgabe():</text:span></text:p>
      <text:p text:style-name="Preformatted_20_Text"><text:span text:style-name="Source_20_Text"><text:s text:c="4"/>print("Start")</text:span></text:p>
      <text:p text:style-name="Preformatted_20_Text"><text:span text:style-name="Source_20_Text"><text:s text:c="4"/>time.sleep(1)</text:span></text:p>
      <text:p text:style-name="Preformatted_20_Text"><text:span text:style-name="Source_20_Text"><text:s text:c="4"/>print("Fertig")</text:span></text:p>
      <text:p text:style-name="Preformatted_20_Text"/>
      <text:p text:style-name="Preformatted_20_Text"><text:span text:style-name="Source_20_Text">executor = ThreadPoolExecutor()</text:span></text:p>
      <text:p text:style-name="Preformatted_20_Text"><text:span text:style-name="Source_20_Text">executor.submit(aufgabe)</text:span></text:p>
      <text:p text:style-name="P1"><text:span text:style-name="Source_20_Text">executor.shutdown(wait=True) <text:s/># wartet, bis alle Aufgaben fertig sind</text:span></text:p>
      <text:p text:style-name="Horizontal_20_Line"/>
      <text:h text:style-name="Heading_20_2" text:outline-level="2">🧪 Übungsidee: Mehrere Dummy-Funktionen gleichzeitig</text:h>
      <text:list text:style-name="L2">
        <text:list-item>
          <text:p text:style-name="P3">Schreibe zwei Funktionen mit <text:span text:style-name="Source_20_Text">sleep()</text:span></text:p>
        </text:list-item>
        <text:list-item>
          <text:p text:style-name="P3"><text:soft-page-break/>Starte beide mit <text:span text:style-name="Source_20_Text">submit()</text:span></text:p>
        </text:list-item>
        <text:list-item>
          <text:p text:style-name="P3">Lass die Hauptschleife <text:span text:style-name="Source_20_Text">print()</text:span> ausgeben, während die anderen Aufgaben laufen</text:p>
        </text:list-item>
      </text:list>
      <text:p text:style-name="Horizontal_20_Line"/>
      <text:h text:style-name="Heading_20_2" text:outline-level="2">🧹 Extra: Einen Prozess beenden, während andere weiterlaufen</text:h>
      <text:p text:style-name="Text_20_body">Du kannst <text:span text:style-name="Source_20_Text">Future.cancel()</text:span> verwenden, um einzelne Aufgaben <text:span text:style-name="Strong_20_Emphasis">abzubrechen</text:span>, <text:span text:style-name="Strong_20_Emphasis">wenn sie noch nicht laufen</text:span>:</text:p>
      <text:p text:style-name="Text_20_body">🔹 <text:span text:style-name="Strong_20_Emphasis">Beispiel:</text:span></text:p>
      <text:p text:style-name="Preformatted_20_Text"><text:span text:style-name="Source_20_Text">from concurrent.futures import ThreadPoolExecutor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warten():</text:span></text:p>
      <text:p text:style-name="Preformatted_20_Text"><text:span text:style-name="Source_20_Text"><text:s text:c="4"/>time.sleep(5)</text:span></text:p>
      <text:p text:style-name="Preformatted_20_Text"><text:span text:style-name="Source_20_Text"><text:s text:c="4"/>return "Fertig"</text:span></text:p>
      <text:p text:style-name="Preformatted_20_Text"/>
      <text:p text:style-name="Preformatted_20_Text"><text:span text:style-name="Source_20_Text">with ThreadPoolExecutor() as executor:</text:span></text:p>
      <text:p text:style-name="Preformatted_20_Text"><text:span text:style-name="Source_20_Text"><text:s text:c="4"/>f1 = executor.submit(warten)</text:span></text:p>
      <text:p text:style-name="Preformatted_20_Text"><text:span text:style-name="Source_20_Text"><text:s text:c="4"/>f2 = executor.submit(warten)</text:span></text:p>
      <text:p text:style-name="Preformatted_20_Text"/>
      <text:p text:style-name="Preformatted_20_Text"><text:span text:style-name="Source_20_Text"><text:s text:c="4"/>abgebrochen = f2.cancel() <text:s/># Nur erfolgreich, wenn noch nicht gestartet</text:span></text:p>
      <text:p text:style-name="Preformatted_20_Text"><text:span text:style-name="Source_20_Text"><text:s text:c="4"/>print("Aufgabe 2 abgebrochen?", abgebrochen)</text:span></text:p>
      <text:p text:style-name="Preformatted_20_Text"/>
      <text:p text:style-name="P1"><text:span text:style-name="Source_20_Text"><text:s text:c="4"/>print("Ergebnis Aufgabe 1:", f1.result())</text:span></text:p>
      <text:p text:style-name="Quotations">✅ Wenn du einzelne Aufgaben später gezielt beenden oder kontrollieren willst, musst du dafür <text:span text:style-name="Source_20_Text">Future</text:span>-Objekte im Griff haben.<text:line-break/>Das geht <text:span text:style-name="Strong_20_Emphasis">nicht</text:span>, wenn sie schon laufen – dafür brauchst du spezielle Prozesskontrolle (z. B. mit <text:span text:style-name="Source_20_Text">multiprocessing</text:span> oder <text:span text:style-name="Source_20_Text">signal</text:span>).</text:p>
      <text:p text:style-name="Horizontal_20_Line"/>
      <text:h text:style-name="Heading_20_2" text:outline-level="2">🧭 Fazit &amp; Merksätze</text:h>
      <text:list text:style-name="L3">
        <text:list-item>
          <text:p text:style-name="P4">Nutze <text:span text:style-name="Source_20_Text">ThreadPoolExecutor</text:span> für alles, was <text:span text:style-name="Strong_20_Emphasis">nicht rechnen muss</text:span> (wie E-Mails abrufen, Bash starten).</text:p>
        </text:list-item>
        <text:list-item>
          <text:p text:style-name="P4">Starte Funktionen mit <text:span text:style-name="Source_20_Text">submit()</text:span>, <text:span text:style-name="Strong_20_Emphasis">nicht blockieren!</text:span></text:p>
        </text:list-item>
        <text:list-item>
          <text:p text:style-name="P4">Kontrolliere Rückgaben mit <text:span text:style-name="Source_20_Text">.result()</text:span> <text:span text:style-name="Strong_20_Emphasis">später</text:span> oder nutze <text:span text:style-name="Source_20_Text">as_completed()</text:span></text:p>
        </text:list-item>
        <text:list-item>
          <text:p text:style-name="P4">Halte deinen Code einfach und gut geloggt, um zu sehen, was parallel passiert.</text:p>
        </text:list-item>
      </text:list>
      <text:p text:style-name="Horizontal_20_Line"/>
      <text:p text:style-name="Text_20_body">Wenn du willst, kann ich dir zu jedem dieser Beispiele auch eine <text:span text:style-name="Strong_20_Emphasis">kleine Übungsaufgabe</text:span> geben – sag einfach Bescheid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00:59.369110961</meta:creation-date>
    <dc:date>2025-06-30T12:01:57.429136169</dc:date>
    <meta:editing-duration>PT58S</meta:editing-duration>
    <meta:editing-cycles>1</meta:editing-cycles>
    <meta:document-statistic meta:table-count="1" meta:image-count="0" meta:object-count="0" meta:page-count="5" meta:paragraph-count="160" meta:word-count="798" meta:character-count="6457" meta:non-whitespace-character-count="5593"/>
    <meta:generator>LibreOffice/24.2.7.2$Linux_X86_64 LibreOffice_project/420$Build-2</meta:generator>
  </office:meta>
</office:document-meta>
</file>